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Fine_20_Dashed_20__28_var_29_" draw:marker-end="Rounded_20_short_20_Arrow" draw:marker-end-width="0.508cm" draw:fill="none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7cm" svg:height="1.9cm" svg:x="9cm" svg:y="10cm">
          <text:p text:style-name="P1">+increment()</text:p>
          <text:p text:style-name="P1">+getValue():in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.747cm" svg:y1="14cm" svg:x2="16.747cm" svg:y2="12.5cm">
          <text:p/>
        </draw:line>
        <draw:custom-shape draw:style-name="gr1" draw:text-style-name="P2" draw:layer="layout" svg:width="14.7cm" svg:height="2cm" svg:x="9cm" svg:y="14cm">
          <text:p text:style-name="P2">LimitCoun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7cm" svg:height="2.5cm" svg:x="9cm" svg:y="17cm">
          <text:p text:style-name="P1">+LimitCounter(initialValue:int,limit:int):LimitCounter</text:p>
          <text:p text:style-name="P1">+isOver():boolean</text:p>
          <text:p text:style-name="P1">+increment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4.7cm" svg:height="2cm" svg:x="9cm" svg:y="7cm">
          <text:p text:style-name="P2">ExtendibleCoun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7cm" svg:height="2.5cm" svg:x="9cm" svg:y="10cm">
          <text:p text:style-name="P1">+ExtendibleCounter(initialValue:int):Counter</text:p>
          <text:p text:style-name="P1">+increment()</text:p>
          <text:p text:style-name="P1">+getValue():i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7cm" svg:height="1cm" svg:x="9cm" svg:y="9cm">
          <text:p text:style-name="P1">#value:i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7cm" svg:height="1cm" svg:x="9cm" svg:y="16cm">
          <text:p text:style-name="P1">#limit:i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5M34S</meta:editing-duration>
    <meta:editing-cycles>14</meta:editing-cycles>
    <meta:generator>LibreOffice/3.6$Linux_X86_64 LibreOffice_project/360m1$Build-2</meta:generator>
    <dc:date>2013-09-06T16:51:30</dc:date>
    <meta:document-statistic meta:object-count="8"/>
  </office:meta>
</office:document-meta>
</file>